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5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NDUAVIC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QUISPE MONTELUIS, EDSON JAIR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CL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6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QUISPE MONTELUIS, EDSON JAIR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151192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356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5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1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5T23:12:06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